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>
            <text:p>Deviate from Fig 3</text:p>
          </table:table-cell>
          <table:table-cell office:value-type="string">
            <text:p>g(sam)=W</text:p>
          </table:table-cell>
        </table:table-row>
        <table:table-row table:style-name="ro1">
          <table:table-cell table:style-name="ce1" office:value-type="string">
            <text:p>MMT</text:p>
          </table:table-cell>
          <table:table-cell table:style-name="ce2" office:value-type="float" office:value="12300">
            <text:p>12300</text:p>
          </table:table-cell>
          <table:table-cell table:formula="of:=ROUND([.B2]/([.B2]+[.B3]);2)" office:value-type="float" office:value="0.63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WMT</text:p>
          </table:table-cell>
          <table:table-cell table:formula="of:=ROUND(0.37/0.63*MMT)" office:value-type="float" office:value="7224">
            <text:p>7224</text:p>
          </table:table-cell>
          <table:table-cell table:formula="of:=ROUND([.B3]/([.B2]+[.B3]);2)" office:value-type="float" office:value="0.37">
            <text:p>0.37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WT</text:p>
          </table:table-cell>
          <table:table-cell table:style-name="ce2" office:value-type="float" office:value="14200">
            <text:p>14200</text:p>
          </table:table-cell>
          <table:table-cell table:formula="of:=ROUND([.B4]/([.B4]+[.B5]);2)" office:value-type="float" office:value="0.4">
            <text:p>0.4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WWT</text:p>
          </table:table-cell>
          <table:table-cell table:style-name="ce2" office:value-type="float" office:value="21210">
            <text:p>21210</text:p>
          </table:table-cell>
          <table:table-cell table:formula="of:=ROUND([.B5]/([.B4]+[.B5]);2)" office:value-type="float" office:value="0.6">
            <text:p>0.6</text:p>
          </table:table-cell>
          <table:table-cell office:value-type="string">
            <text:p>*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MMF</text:p>
          </table:table-cell>
          <table:table-cell table:style-name="ce2" office:value-type="float" office:value="234000">
            <text:p>234000</text:p>
          </table:table-cell>
          <table:table-cell table:formula="of:=ROUND([.B6]/([.B6]+[.B7]);2)" office:value-type="float" office:value="0.55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WMF</text:p>
          </table:table-cell>
          <table:table-cell table:formula="of:=ROUND(0.45/0.55*MMF)" office:value-type="float" office:value="191455">
            <text:p>191455</text:p>
          </table:table-cell>
          <table:table-cell table:formula="of:=ROUND([.B7]/([.B6]+[.B7]);2)" office:value-type="float" office:value="0.45">
            <text:p>0.45</text:p>
          </table:table-cell>
          <table:table-cell/>
          <table:table-cell office:value-type="float" office:value="450">
            <text:p>450</text:p>
          </table:table-cell>
        </table:table-row>
        <table:table-row table:style-name="ro1">
          <table:table-cell table:style-name="ce1" office:value-type="string">
            <text:p>MWF</text:p>
          </table:table-cell>
          <table:table-cell table:style-name="ce2" office:value-type="float" office:value="221000">
            <text:p>221000</text:p>
          </table:table-cell>
          <table:table-cell table:formula="of:=ROUND([.B8]/([.B8]+[.B9]);2)" office:value-type="float" office:value="0.45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WWF</text:p>
          </table:table-cell>
          <table:table-cell table:formula="of:=ROUND(0.55/0.45*MWF)" office:value-type="float" office:value="270111">
            <text:p>270111</text:p>
          </table:table-cell>
          <table:table-cell table:formula="of:=ROUND([.B9]/([.B8]+[.B9]);2)" office:value-type="float" office:value="0.55">
            <text:p>0.55</text:p>
          </table:table-cell>
          <table:table-cell/>
          <table:table-cell office:value-type="float" office:value="450">
            <text:p>450</text:p>
          </table:table-cell>
        </table:table-row>
        <table:table-row table:style-name="ro1">
          <table:table-cell table:number-columns-repeated="4"/>
          <table:table-cell table:formula="of:=SUM([.E2:.E9])" office:value-type="float" office:value="1000">
            <text:p>100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formula="of:=WWT+MWT+MMT+WMT+WWF+MWF+MMF+WMF" office:value-type="float" office:value="971500">
            <text:p>971500</text:p>
          </table:table-cell>
          <table:table-cell table:formula="of:=[.A11]-[.B11]" office:value-type="float" office:value="28500">
            <text:p>28500</text:p>
          </table:table-cell>
          <table:table-cell table:number-columns-repeated="2"/>
        </table:table-row>
        <table:table-row table:style-name="ro1">
          <table:table-cell office:value-type="float" office:value="490000">
            <text:p>490000</text:p>
          </table:table-cell>
          <table:table-cell table:formula="of:=WWT+WMT+WWF+WMF" office:value-type="float" office:value="490000">
            <text:p>490000</text:p>
          </table:table-cell>
          <table:table-cell table:formula="of:=[.A12]-[.B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0000">
            <text:p>510000</text:p>
          </table:table-cell>
          <table:table-cell table:formula="of:=MWT+MMT+MWF+MMF" office:value-type="float" office:value="481500">
            <text:p>481500</text:p>
          </table:table-cell>
          <table:table-cell table:formula="of:=[.A13]-[.B13]" office:value-type="float" office:value="28500">
            <text:p>28500</text:p>
          </table:table-cell>
          <table:table-cell table:number-columns-repeated="2"/>
        </table:table-row>
      </table:table>
      <table:named-expressions>
        <table:named-range table:name="MMF" table:base-cell-address="$Sheet1.$B$5" table:cell-range-address="$Sheet1.$B$6"/>
        <table:named-range table:name="MMT" table:base-cell-address="$Sheet1.$B$1" table:cell-range-address="$Sheet1.$B$2"/>
        <table:named-range table:name="MWF" table:base-cell-address="$Sheet1.$B$7" table:cell-range-address="$Sheet1.$B$8"/>
        <table:named-range table:name="MWT" table:base-cell-address="$Sheet1.$B$3" table:cell-range-address="$Sheet1.$B$4"/>
        <table:named-range table:name="WMF" table:base-cell-address="$Sheet1.$B$6" table:cell-range-address="$Sheet1.$B$7"/>
        <table:named-range table:name="WMT" table:base-cell-address="$Sheet1.$B$2" table:cell-range-address="$Sheet1.$B$3"/>
        <table:named-range table:name="WWF" table:base-cell-address="$Sheet1.$B$8" table:cell-range-address="$Sheet1.$B$9"/>
        <table:named-range table:name="WWT" table:base-cell-address="$Sheet1.$B$4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1:00:27</meta:creation-date>
    <dc:date>2013-07-15T12:39:30</dc:date>
    <meta:editing-duration>PT1H37M48S</meta:editing-duration>
    <meta:editing-cycles>10</meta:editing-cycles>
    <meta:generator>LibreOffice/3.6$MacOSX_x86 LibreOffice_project/5b93205-6e6b3fc-7830f6d-c08ad66-1d9bf4</meta:generator>
    <meta:document-statistic meta:table-count="1" meta:cell-count="42" meta:object-count="0"/>
  </office:meta>
</office:document-meta>
</file>